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3854in" table:align="left"/>
    </style:style>
    <style:style style:name="Table1.A" style:family="table-column">
      <style:table-column-properties style:column-width="3.1611in"/>
    </style:style>
    <style:style style:name="Table1.B" style:family="table-column">
      <style:table-column-properties style:column-width="2.224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ehr gerne! Ich erkläre dir das jetzt <text:span text:style-name="Strong_20_Emphasis">ganz langsam, Schritt für Schritt</text:span>, sodass du <text:span text:style-name="Strong_20_Emphasis">jeden Teil wirklich verstehst</text:span>, auch ohne Vorkenntnisse in E-Mail-Parsing oder Filterlogik.</text:p>
      <text:p text:style-name="Horizontal_20_Line"/>
      <text:h text:style-name="Heading_20_2" text:outline-level="2">🎯 Ziel des Ganzen:</text:h>
      <text:p text:style-name="Text_20_body">Du möchtest deinem Programm <text:span text:style-name="Strong_20_Emphasis">beibringen</text:span>, zu entscheiden:</text:p>
      <text:list text:style-name="L1">
        <text:list-item>
          <text:p text:style-name="P2">❌ Auf welche E-Mails <text:span text:style-name="Strong_20_Emphasis">NICHT</text:span> geantwortet werden soll (Ausschlussfilter / „Blacklist“)</text:p>
        </text:list-item>
        <text:list-item>
          <text:p text:style-name="P2">✅ Auf welche E-Mails <text:span text:style-name="Strong_20_Emphasis">geantwortet</text:span> werden soll (Einschlussfilter / „Whitelist“)</text:p>
        </text:list-item>
      </text:list>
      <text:p text:style-name="Text_20_body">➡️ Das heißt, das Programm muss <text:span text:style-name="Strong_20_Emphasis">jede E-Mail untersuchen</text:span>, und dann <text:span text:style-name="Strong_20_Emphasis">entscheiden</text:span>, ob es antwortet oder nicht.</text:p>
      <text:p text:style-name="Horizontal_20_Line"/>
      <text:h text:style-name="Heading_20_2" text:outline-level="2">🧱 Was du brauchst</text:h>
      <text:p text:style-name="Text_20_body">Um das umzusetzen, brauchst du diese 5 Dinge im Code:</text:p>
      <text:p text:style-name="Horizontal_20_Line"/>
      <text:h text:style-name="Heading_20_3" text:outline-level="3">1. <text:span text:style-name="Strong_20_Emphasis">Zugriff auf die E-Mail-Daten</text:span></text:h>
      <text:p text:style-name="Text_20_body">Du musst aus der Mail herauslesen:</text:p>
      <text:list text:style-name="L2">
        <text:list-item>
          <text:p text:style-name="P3">Wer hat sie geschickt? 👉 <text:span text:style-name="Source_20_Text">From</text:span></text:p>
        </text:list-item>
        <text:list-item>
          <text:p text:style-name="P3">Was steht im Betreff? 👉 <text:span text:style-name="Source_20_Text">Subject</text:span></text:p>
        </text:list-item>
      </text:list>
      <text:p text:style-name="Text_20_body">Dafür brauchst du die E-Mail als <text:span text:style-name="Source_20_Text">EmailMessage</text:span>-Objekt (die bekommst du nach dem <text:span text:style-name="Source_20_Text">fetch()</text:span> und <text:span text:style-name="Source_20_Text">email.message_from_bytes()</text:span>).</text:p>
      <text:p text:style-name="Text_20_body">➡️ <text:span text:style-name="Strong_20_Emphasis">Code-Dummy:</text:span></text:p>
      <text:p text:style-name="Preformatted_20_Text"><text:span text:style-name="Source_20_Text"># msg ist dein E-Mail-Objekt</text:span></text:p>
      <text:p text:style-name="Preformatted_20_Text"><text:span text:style-name="Source_20_Text">from_ = msg.get("From")</text:span></text:p>
      <text:p text:style-name="P1"><text:span text:style-name="Source_20_Text">subject = msg.get("Subject")</text:span></text:p>
      <text:p text:style-name="Horizontal_20_Line"/>
      <text:h text:style-name="Heading_20_3" text:outline-level="3">2. <text:span text:style-name="Strong_20_Emphasis">Die Filterregeln laden</text:span></text:h>
      <text:p text:style-name="Text_20_body">Du speicherst deine Regeln in einer JSON-Datei, z. B. <text:span text:style-name="Source_20_Text">filters.json</text:span>.</text:p>
      <text:p text:style-name="Text_20_body"><text:span text:style-name="Strong_20_Emphasis">Beispiel </text:span><text:span text:style-name="Strong_20_Emphasis"><text:span text:style-name="Source_20_Text">filters.json</text:span></text:span><text:span text:style-name="Strong_20_Emphasis">:</text:span></text:p>
      <text:p text:style-name="Preformatted_20_Text"><text:span text:style-name="Source_20_Text">{</text:span></text:p>
      <text:p text:style-name="Preformatted_20_Text"><text:span text:style-name="Source_20_Text"><text:s text:c="2"/>"include": {</text:span></text:p>
      <text:p text:style-name="Preformatted_20_Text"><text:span text:style-name="Source_20_Text"><text:s text:c="4"/>"from": ["chef@firma.de", "teamlead@"],</text:span></text:p>
      <text:p text:style-name="Preformatted_20_Text"><text:span text:style-name="Source_20_Text"><text:s text:c="4"/>"subject_contains": ["Dringend", "Projekt", "Update"]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exclude": {</text:span></text:p>
      <text:p text:style-name="Preformatted_20_Text"><text:span text:style-name="Source_20_Text"><text:s text:c="4"/>"from": ["newsletter@", "noreply@"],</text:span></text:p>
      <text:p text:style-name="Preformatted_20_Text"><text:span text:style-name="Source_20_Text"><text:s text:c="4"/>"subject_contains": ["Rabatt", "Werbung"]</text:span></text:p>
      <text:p text:style-name="Preformatted_20_Text"><text:span text:style-name="Source_20_Text"><text:s text:c="2"/>}</text:span></text:p>
      <text:p text:style-name="P1"><text:soft-page-break/><text:span text:style-name="Source_20_Text">}</text:span></text:p>
      <text:p text:style-name="Text_20_body">➡️ Diese Datei musst du <text:span text:style-name="Strong_20_Emphasis">mit </text:span><text:span text:style-name="Strong_20_Emphasis"><text:span text:style-name="Source_20_Text">json</text:span></text:span><text:span text:style-name="Strong_20_Emphasis"> laden</text:span>:</text:p>
      <text:p text:style-name="Preformatted_20_Text"><text:span text:style-name="Source_20_Text">import json</text:span></text:p>
      <text:p text:style-name="Preformatted_20_Text"/>
      <text:p text:style-name="Preformatted_20_Text"><text:span text:style-name="Source_20_Text">with open("json/filters.json", "r") as f:</text:span></text:p>
      <text:p text:style-name="P1"><text:span text:style-name="Source_20_Text"><text:s text:c="4"/>filters = json.load(f)</text:span></text:p>
      <text:p text:style-name="Text_20_body">Jetzt hast du z. B.:</text:p>
      <text:p text:style-name="Preformatted_20_Text"><text:span text:style-name="Source_20_Text">filters["exclude"]["from"] <text:s/># → ["newsletter@", "noreply@"]</text:span></text:p>
      <text:p text:style-name="P1"><text:span text:style-name="Source_20_Text">filters["include"]["subject_contains"] <text:s/># → ["Dringend", "Projekt"]</text:span></text:p>
      <text:p text:style-name="Horizontal_20_Line"/>
      <text:h text:style-name="Heading_20_3" text:outline-level="3">3. <text:span text:style-name="Strong_20_Emphasis">Filter anwenden (Vergleichen)</text:span></text:h>
      <text:p text:style-name="Text_20_body">Jetzt prüfst du, ob <text:span text:style-name="Source_20_Text">from_</text:span> oder <text:span text:style-name="Source_20_Text">subject</text:span> Dinge enthalten, die in den Filtern stehen.</text:p>
      <text:p text:style-name="Text_20_body">Dazu brauchst du:</text:p>
      <text:list text:style-name="L3">
        <text:list-item>
          <text:p text:style-name="P4">Eine <text:span text:style-name="Strong_20_Emphasis"><text:span text:style-name="Source_20_Text">for</text:span></text:span><text:span text:style-name="Strong_20_Emphasis">-Schleife</text:span>, um alle Filter durchzugehen</text:p>
        </text:list-item>
        <text:list-item>
          <text:p text:style-name="P4">Einen <text:span text:style-name="Strong_20_Emphasis"><text:span text:style-name="Source_20_Text">if ... in ...</text:span></text:span><text:span text:style-name="Strong_20_Emphasis">-Vergleich</text:span>, um zu schauen, ob z. B. <text:span text:style-name="Source_20_Text">"newsletter@" in from_"</text:span></text:p>
        </text:list-item>
      </text:list>
      <text:p text:style-name="Text_20_body">➡️ <text:span text:style-name="Strong_20_Emphasis">Dummycode zum Ausschließen:</text:span></text:p>
      <text:p text:style-name="Preformatted_20_Text"><text:span text:style-name="Source_20_Text">for wort in filters["exclude"]["subject_contains"]:</text:span></text:p>
      <text:p text:style-name="Preformatted_20_Text"><text:span text:style-name="Source_20_Text"><text:s text:c="4"/>if wort.lower() in subject.lower():</text:span></text:p>
      <text:p text:style-name="P1"><text:span text:style-name="Source_20_Text"><text:s text:c="8"/>print("Diese E-Mail wird ignoriert.")</text:span></text:p>
      <text:p text:style-name="Text_20_body">Genauso mit <text:span text:style-name="Source_20_Text">"from"</text:span>.</text:p>
      <text:p text:style-name="Text_20_body">➡️ <text:span text:style-name="Strong_20_Emphasis">Dummycode zum Einschließen:</text:span></text:p>
      <text:p text:style-name="Preformatted_20_Text"><text:span text:style-name="Source_20_Text">for erlaubter_absender in filters["include"]["from"]:</text:span></text:p>
      <text:p text:style-name="Preformatted_20_Text"><text:span text:style-name="Source_20_Text"><text:s text:c="4"/>if erlaubter_absender.lower() in from_.lower():</text:span></text:p>
      <text:p text:style-name="P1"><text:span text:style-name="Source_20_Text"><text:s text:c="8"/>print("Diese E-Mail darf beantwortet werden.")</text:span></text:p>
      <text:p text:style-name="Horizontal_20_Line"/>
      <text:h text:style-name="Heading_20_3" text:outline-level="3">4. <text:span text:style-name="Strong_20_Emphasis">Entscheidungsfunktion bauen</text:span></text:h>
      <text:p text:style-name="Text_20_body">Jetzt packst du die Filterlogik in eine Funktion wie:</text:p>
      <text:p text:style-name="Preformatted_20_Text"><text:span text:style-name="Source_20_Text">def should_reply(from_, subject, filters):</text:span></text:p>
      <text:p text:style-name="Preformatted_20_Text"><text:span text:style-name="Source_20_Text"><text:s text:c="4"/># Erst prüfen: Ist die E-Mail gesperrt?</text:span></text:p>
      <text:p text:style-name="Preformatted_20_Text"><text:span text:style-name="Source_20_Text"><text:s text:c="4"/>for blockiert in filters["exclude"]["from"]:</text:span></text:p>
      <text:p text:style-name="Preformatted_20_Text"><text:span text:style-name="Source_20_Text"><text:s text:c="8"/>if blockiert.lower() in from_.lower():</text:span></text:p>
      <text:p text:style-name="Preformatted_20_Text"><text:span text:style-name="Source_20_Text"><text:s text:c="12"/>return False <text:s/># NICHT antworten</text:span></text:p>
      <text:p text:style-name="Preformatted_20_Text"/>
      <text:p text:style-name="Preformatted_20_Text"><text:span text:style-name="Source_20_Text"><text:s text:c="4"/>for verboten in filters["exclude"]["subject_contains"]:</text:span></text:p>
      <text:p text:style-name="Preformatted_20_Text"><text:span text:style-name="Source_20_Text"><text:s text:c="8"/>if verboten.lower() in subject.lower():</text:span></text:p>
      <text:p text:style-name="Preformatted_20_Text"><text:span text:style-name="Source_20_Text"><text:s text:c="12"/>return False</text:span></text:p>
      <text:p text:style-name="Preformatted_20_Text"/>
      <text:p text:style-name="Preformatted_20_Text"><text:span text:style-name="Source_20_Text"><text:s text:c="4"/># Dann prüfen: Ist sie erlaubt?</text:span></text:p>
      <text:p text:style-name="Preformatted_20_Text"><text:span text:style-name="Source_20_Text"><text:s text:c="4"/>includes_set = filters["include"]["from"] or filters["include"]["subject_contains"]</text:span></text:p>
      <text:p text:style-name="Preformatted_20_Text"/>
      <text:p text:style-name="Preformatted_20_Text"><text:soft-page-break/><text:span text:style-name="Source_20_Text"><text:s text:c="4"/>if includes_set:</text:span></text:p>
      <text:p text:style-name="Preformatted_20_Text"><text:span text:style-name="Source_20_Text"><text:s text:c="8"/>erlaubt = any(w.lower() in from_.lower() for w in filters["include"]["from"]) \</text:span></text:p>
      <text:p text:style-name="Preformatted_20_Text"><text:span text:style-name="Source_20_Text"><text:s text:c="18"/>or any(w.lower() in subject.lower() for w in filters["include"]["subject_contains"])</text:span></text:p>
      <text:p text:style-name="Preformatted_20_Text"><text:span text:style-name="Source_20_Text"><text:s text:c="8"/>return erlaubt</text:span></text:p>
      <text:p text:style-name="Preformatted_20_Text"/>
      <text:p text:style-name="Preformatted_20_Text"><text:span text:style-name="Source_20_Text"><text:s text:c="4"/># Wenn keine Einschlussregeln gesetzt sind → immer antworten (sofern nicht ausgeschlossen)</text:span></text:p>
      <text:p text:style-name="P1"><text:span text:style-name="Source_20_Text"><text:s text:c="4"/>return True</text:span></text:p>
      <text:p text:style-name="Text_20_body">Diese Funktion kannst du später in deinem Code so verwenden:</text:p>
      <text:p text:style-name="Preformatted_20_Text"><text:span text:style-name="Source_20_Text">if should_reply(from_, subject, filters):</text:span></text:p>
      <text:p text:style-name="P1"><text:span text:style-name="Source_20_Text"><text:s text:c="4"/>antworte_auf_email()</text:span></text:p>
      <text:p text:style-name="Horizontal_20_Line"/>
      <text:h text:style-name="Heading_20_3" text:outline-level="3">5. <text:span text:style-name="Strong_20_Emphasis">Sonderfall: „From“-Adresse parsen</text:span></text:h>
      <text:p text:style-name="Text_20_body">Absender wie:</text:p>
      <text:p text:style-name="P1"><text:span text:style-name="Source_20_Text">"Max Mustermann &lt;max@firma.de&gt;"</text:span></text:p>
      <text:p text:style-name="Text_20_body">musst du <text:span text:style-name="Strong_20_Emphasis">parsen</text:span>, damit du nur die Adresse rausbekommst.</text:p>
      <text:p text:style-name="Text_20_body">➡️ Dafür gibt’s diese Hilfsfunktion:</text:p>
      <text:p text:style-name="Preformatted_20_Text"><text:span text:style-name="Source_20_Text">from email.utils import parseaddr</text:span></text:p>
      <text:p text:style-name="Preformatted_20_Text"/>
      <text:p text:style-name="P1"><text:span text:style-name="Source_20_Text">adresse = parseaddr(msg.get("From"))[1] <text:s/># → gibt nur "max@firma.de"</text:span></text:p>
      <text:p text:style-name="Text_20_body">💡 Empfohlen: Nutze <text:span text:style-name="Strong_20_Emphasis">immer </text:span><text:span text:style-name="Strong_20_Emphasis"><text:span text:style-name="Source_20_Text">parseaddr</text:span></text:span>, bevor du die Filter vergleichst.</text:p>
      <text:p text:style-name="Horizontal_20_Line"/>
      <text:h text:style-name="Heading_20_2" text:outline-level="2">🧪 Beispiel-Ablauf</text:h>
      <text:p text:style-name="Preformatted_20_Text"><text:span text:style-name="Source_20_Text">msg = email.message_from_bytes(raw_email)</text:span></text:p>
      <text:p text:style-name="Preformatted_20_Text"/>
      <text:p text:style-name="Preformatted_20_Text"><text:span text:style-name="Source_20_Text">from_ = parseaddr(msg.get("From"))[1] <text:s text:c="2"/># Absenderadresse extrahieren</text:span></text:p>
      <text:p text:style-name="Preformatted_20_Text"><text:span text:style-name="Source_20_Text">subject = msg.get("Subject") <text:s text:c="11"/># Betreff extrahieren</text:span></text:p>
      <text:p text:style-name="Preformatted_20_Text"/>
      <text:p text:style-name="Preformatted_20_Text"><text:span text:style-name="Source_20_Text">if should_reply(from_, subject, filters):</text:span></text:p>
      <text:p text:style-name="Preformatted_20_Text"><text:span text:style-name="Source_20_Text"><text:s text:c="4"/>print("Ja, antworten!")</text:span></text:p>
      <text:p text:style-name="Preformatted_20_Text"><text:span text:style-name="Source_20_Text">else:</text:span></text:p>
      <text:p text:style-name="P1"><text:span text:style-name="Source_20_Text"><text:s text:c="4"/>print("Nein, ignorieren.")</text:span></text:p>
      <text:p text:style-name="Horizontal_20_Line"/>
      <text:h text:style-name="Heading_20_2" text:outline-level="2">✅ Zusammenfassung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chritt</text:p>
            </table:table-cell>
            <table:table-cell table:style-name="Table1.A1" office:value-type="string">
              <text:p text:style-name="Table_20_Heading">Was passiert?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msg.get("From")</text:span></text:p>
          </table:table-cell>
          <table:table-cell table:style-name="Table1.A1" office:value-type="string">
            <text:p text:style-name="Table_20_Contents">Absender auslesen</text:p>
          </table:table-cell>
        </table:table-row>
        <table:table-row>
          <table:table-cell table:style-name="Table1.A1" office:value-type="string">
            <text:p text:style-name="Table_20_Contents"><text:span text:style-name="Source_20_Text">parseaddr(...)</text:span></text:p>
          </table:table-cell>
          <table:table-cell table:style-name="Table1.A1" office:value-type="string">
            <text:p text:style-name="Table_20_Contents">Nur E-Mail-Adresse rausziehen</text:p>
          </table:table-cell>
        </table:table-row>
        <table:table-row>
          <table:table-cell table:style-name="Table1.A1" office:value-type="string">
            <text:p text:style-name="Table_20_Contents"><text:span text:style-name="Source_20_Text">msg.get("Subject")</text:span></text:p>
          </table:table-cell>
          <table:table-cell table:style-name="Table1.A1" office:value-type="string">
            <text:p text:style-name="Table_20_Contents">Betreff auslesen</text:p>
          </table:table-cell>
        </table:table-row>
        <table:table-row>
          <table:table-cell table:style-name="Table1.A1" office:value-type="string">
            <text:p text:style-name="Table_20_Contents"><text:span text:style-name="Source_20_Text">json.load(...)</text:span></text:p>
          </table:table-cell>
          <table:table-cell table:style-name="Table1.A1" office:value-type="string">
            <text:p text:style-name="Table_20_Contents">Filterregeln aus Datei laden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for ... in ...:</text:span> + <text:span text:style-name="Source_20_Text">if ... in ...:</text:span></text:p>
          </table:table-cell>
          <table:table-cell table:style-name="Table1.A1" office:value-type="string">
            <text:p text:style-name="Table_20_Contents">Regeln prüfen</text:p>
          </table:table-cell>
        </table:table-row>
        <table:table-row>
          <table:table-cell table:style-name="Table1.A1" office:value-type="string">
            <text:p text:style-name="Table_20_Contents">Funktion <text:span text:style-name="Source_20_Text">should_reply(...)</text:span></text:p>
          </table:table-cell>
          <table:table-cell table:style-name="Table1.A1" office:value-type="string">
            <text:p text:style-name="Table_20_Contents">Automatische Entscheidung</text:p>
          </table:table-cell>
        </table:table-row>
      </table:table>
      <text:p text:style-name="Horizontal_20_Line"/>
      <text:p text:style-name="Text_20_body">Wenn du willst, kann ich dir als nächstes helfen:</text:p>
      <text:list text:style-name="L4">
        <text:list-item>
          <text:p text:style-name="P5">Die Filterdatei dynamisch über <text:span text:style-name="Source_20_Text">prompt_toolkit</text:span> zu erstellen</text:p>
        </text:list-item>
        <text:list-item>
          <text:p text:style-name="P5">Einen Testmodus zu machen, der die Filter überprüft</text:p>
        </text:list-item>
        <text:list-item>
          <text:p text:style-name="P5">Oder eine Konfigurationsoberfläche im Terminal</text:p>
        </text:list-item>
      </text:list>
      <text:p text:style-name="Text_20_body">Sag einfach, was du selbst machen möchtest oder wo du noch unsicher bis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16:31:57.080025144</meta:creation-date>
    <dc:date>2025-07-01T16:32:06.362107636</dc:date>
    <meta:editing-duration>PT9S</meta:editing-duration>
    <meta:editing-cycles>1</meta:editing-cycles>
    <meta:document-statistic meta:table-count="1" meta:image-count="0" meta:object-count="0" meta:page-count="4" meta:paragraph-count="108" meta:word-count="551" meta:character-count="4362" meta:non-whitespace-character-count="3741"/>
    <meta:generator>LibreOffice/24.2.7.2$Linux_X86_64 LibreOffice_project/420$Build-2</meta:generator>
  </office:meta>
</office:document-meta>
</file>